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12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omparativo entre as ferramentas de administração de SGBD PostgreSQL</text:p>
          </table:table-cell>
          <table:table-cell table:style-name="ce1" office:value-type="string" calcext:value-type="string">
            <text:p>Pgwatch</text:p>
          </table:table-cell>
          <table:table-cell office:value-type="string" calcext:value-type="string">
            <text:p>pganalytic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ministra Múltiplos Servidor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Grát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Open-sour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Geração de script de backu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Alarmística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Informação em tempo real</text:p>
          </table:table-cell>
          <table:table-cell table:number-columns-repeated="2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Multiplataform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Geração de relatórios</text:p>
          </table:table-cell>
          <table:table-cell table:number-columns-repeated="2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Suporte a SGBD PostgreSQL</text:p>
          </table:table-cell>
          <table:table-cell table:number-columns-repeated="2" office:value-type="string" calcext:value-type="string">
            <text:p>s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 style:data-style-name="N2" text:time-value="14:57:53.9819275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22:47:45.318104662</meta:creation-date>
    <dc:date>2015-05-11T14:59:45.670015292</dc:date>
    <meta:editing-duration>PT6M54S</meta:editing-duration>
    <meta:editing-cycles>5</meta:editing-cycles>
    <meta:generator>LibreOffice/4.2.7.2$Linux_X86_64 LibreOffice_project/420m0$Build-2</meta:generator>
    <meta:document-statistic meta:table-count="1" meta:cell-count="30" meta:object-count="0"/>
  </office:meta>
</office:document-meta>
</file>